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52cm" svg:stroke-color="#000000" draw:stroke-linejoin="round" svg:stroke-linecap="square" draw:fill="none" fo:padding-top="0.026cm" fo:padding-bottom="0.026cm" fo:padding-left="0.026cm" fo:padding-right="0.026cm"/>
    </style:style>
    <style:style style:name="gr3" style:family="graphic" style:parent-style-name="standard">
      <style:graphic-properties draw:stroke="solid" svg:stroke-width="0.052cm" svg:stroke-color="#ff0000" draw:stroke-linejoin="round" svg:stroke-linecap="square" draw:fill="none" fo:padding-top="0.026cm" fo:padding-bottom="0.026cm" fo:padding-left="0.026cm" fo:padding-right="0.026cm"/>
    </style:style>
    <style:style style:name="gr4" style:family="graphic" style:parent-style-name="standard">
      <style:graphic-properties draw:stroke="solid" svg:stroke-width="0.035cm" svg:stroke-color="#0000ff" svg:stroke-opacity="50%" draw:stroke-linejoin="miter" svg:stroke-linecap="butt" draw:fill="solid" draw:fill-color="#0000ff" draw:opacity="50%" fo:padding-top="0.017cm" fo:padding-bottom="0.017cm" fo:padding-left="0.017cm" fo:padding-right="0.017cm"/>
    </style:style>
    <style:style style:name="gr5" style:family="graphic" style:parent-style-name="standard">
      <style:graphic-properties draw:stroke="none" svg:stroke-color="#000000" draw:fill="none" draw:fill-color="#ffffff" fo:min-height="0.937cm"/>
      <style:paragraph-properties style:writing-mode="lr-tb"/>
    </style:style>
    <style:style style:name="gr6" style:family="graphic" style:parent-style-name="standard">
      <style:graphic-properties draw:stroke="none" svg:stroke-color="#000000" draw:fill="none" draw:fill-color="#ffffff" fo:min-height="1cm"/>
      <style:paragraph-properties style:writing-mode="lr-tb"/>
    </style:style>
    <style:style style:name="gr7" style:family="graphic" style:parent-style-name="standard">
      <style:graphic-properties svg:stroke-color="#000000" draw:fill-color="#000000" draw:textarea-horizontal-align="justify" draw:textarea-vertical-align="middle" draw:auto-grow-height="false" fo:min-height="0.126cm" fo:min-width="0.657cm"/>
    </style:style>
    <style:style style:name="gr8" style:family="graphic" style:parent-style-name="standard">
      <style:graphic-properties draw:stroke="none" svg:stroke-color="#000000" draw:fill="none" draw:fill-color="#ffffff" fo:min-height="1.25cm"/>
      <style:paragraph-properties style:writing-mode="lr-tb"/>
    </style:style>
    <style:style style:name="gr9" style:family="graphic" style:parent-style-name="standard">
      <style:graphic-properties draw:stroke="none" svg:stroke-color="#000000" draw:fill="none" draw:fill-color="#ffffff" fo:min-height="1.882cm"/>
      <style:paragraph-properties style:writing-mode="lr-tb"/>
    </style:style>
    <style:style style:name="P1" style:family="paragraph">
      <loext:graphic-properties draw:fill="solid" draw:fill-color="#ffffff"/>
      <style:paragraph-properties style:writing-mode="lr-tb"/>
    </style:style>
    <style:style style:name="P2" style:family="paragraph">
      <loext:graphic-properties draw:fill="none"/>
    </style:style>
    <style:style style:name="P3" style:family="paragraph">
      <loext:graphic-properties draw:fill="solid" draw:fill-color="#0000ff" draw:opacity="50%"/>
    </style:style>
    <style:style style:name="P4" style:family="paragraph">
      <style:text-properties fo:font-size="16pt"/>
    </style:style>
    <style:style style:name="P5" style:family="paragraph">
      <loext:graphic-properties draw:fill="none" draw:fill-color="#ffffff"/>
      <style:paragraph-properties style:writing-mode="lr-tb"/>
      <style:text-properties fo:font-size="16pt"/>
    </style:style>
    <style:style style:name="P6" style:family="paragraph">
      <loext:graphic-properties draw:fill="none" draw:fill-color="#ffffff"/>
      <style:paragraph-properties style:writing-mode="lr-tb"/>
      <style:text-properties fo:font-size="16pt" fo:font-style="italic" style:font-style-asian="italic" style:font-style-complex="italic"/>
    </style:style>
    <style:style style:name="P7" style:family="paragraph">
      <loext:graphic-properties draw:fill-color="#000000"/>
      <style:paragraph-properties fo:text-align="center"/>
    </style:style>
    <style:style style:name="P8" style:family="paragraph">
      <loext:graphic-properties draw:fill="none" draw:fill-color="#ffffff"/>
      <style:text-properties fo:font-size="16pt"/>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2.749cm" svg:height="4.499cm" svg:x="0.05cm" svg:y="0.25cm" svg:viewBox="0 0 12750 4500" draw:points="0,4500 12750,4500 12750,0 0,0">
          <text:p/>
        </draw:polygon>
        <draw:polyline draw:style-name="gr2" draw:text-style-name="P2" draw:layer="layout" svg:width="0cm" svg:height="3.305cm" svg:x="0.641cm" svg:y="0.262cm" svg:viewBox="0 0 0 3306" draw:points="0,3306 0,2755 0,2204 0,1653 0,1102 0,551 0,0">
          <text:p/>
        </draw:polyline>
        <draw:polyline draw:style-name="gr2" draw:text-style-name="P2" draw:layer="layout" svg:width="3.304cm" svg:height="0cm" svg:x="0.641cm" svg:y="0.262cm" svg:viewBox="0 0 3305 0" draw:points="0,0 551,0 1102,0 1653,0 2204,0 2754,0 3305,0">
          <text:p/>
        </draw:polyline>
        <draw:polyline draw:style-name="gr2" draw:text-style-name="P2" draw:layer="layout" svg:width="0cm" svg:height="3.305cm" svg:x="1.192cm" svg:y="0.262cm" svg:viewBox="0 0 0 3306" draw:points="0,3306 0,2755 0,2204 0,1653 0,1102 0,551 0,0">
          <text:p/>
        </draw:polyline>
        <draw:polyline draw:style-name="gr2" draw:text-style-name="P2" draw:layer="layout" svg:width="0cm" svg:height="3.305cm" svg:x="1.743cm" svg:y="0.262cm" svg:viewBox="0 0 0 3306" draw:points="0,3306 0,2755 0,2204 0,1653 0,1102 0,551 0,0">
          <text:p/>
        </draw:polyline>
        <draw:polyline draw:style-name="gr2" draw:text-style-name="P2" draw:layer="layout" svg:width="0cm" svg:height="3.305cm" svg:x="2.294cm" svg:y="0.262cm" svg:viewBox="0 0 0 3306" draw:points="0,3306 0,2755 0,2204 0,1653 0,1102 0,551 0,0">
          <text:p/>
        </draw:polyline>
        <draw:polyline draw:style-name="gr2" draw:text-style-name="P2" draw:layer="layout" svg:width="0cm" svg:height="3.305cm" svg:x="2.845cm" svg:y="0.262cm" svg:viewBox="0 0 0 3306" draw:points="0,3306 0,2755 0,2204 0,1653 0,1102 0,551 0,0">
          <text:p/>
        </draw:polyline>
        <draw:polyline draw:style-name="gr2" draw:text-style-name="P2" draw:layer="layout" svg:width="0cm" svg:height="3.305cm" svg:x="3.395cm" svg:y="0.262cm" svg:viewBox="0 0 0 3306" draw:points="0,3306 0,2755 0,2204 0,1653 0,1102 0,551 0,0">
          <text:p/>
        </draw:polyline>
        <draw:polyline draw:style-name="gr2" draw:text-style-name="P2" draw:layer="layout" svg:width="0cm" svg:height="3.305cm" svg:x="3.946cm" svg:y="0.262cm" svg:viewBox="0 0 0 3306" draw:points="0,3306 0,2755 0,2204 0,1653 0,1102 0,551 0,0">
          <text:p/>
        </draw:polyline>
        <draw:polyline draw:style-name="gr2" draw:text-style-name="P2" draw:layer="layout" svg:width="0cm" svg:height="3.305cm" svg:x="5.004cm" svg:y="0.262cm" svg:viewBox="0 0 0 3306" draw:points="0,3306 0,2755 0,2204 0,1653 0,1102 0,551 0,0">
          <text:p/>
        </draw:polyline>
        <draw:line draw:style-name="gr2" draw:text-style-name="P2" draw:layer="layout" svg:x1="5.004cm" svg:y1="0.262cm" svg:x2="6.106cm" svg:y2="0.262cm">
          <text:p/>
        </draw:line>
        <draw:polyline draw:style-name="gr2" draw:text-style-name="P2" draw:layer="layout" svg:width="3.305cm" svg:height="0cm" svg:x="5.004cm" svg:y="0.262cm" svg:viewBox="0 0 3306 0" draw:points="0,0 551,0 1102,0 1653,0 2204,0 2755,0 3306,0">
          <text:p/>
        </draw:polyline>
        <draw:polyline draw:style-name="gr2" draw:text-style-name="P2" draw:layer="layout" svg:width="0cm" svg:height="3.305cm" svg:x="5.555cm" svg:y="0.262cm" svg:viewBox="0 0 0 3306" draw:points="0,3306 0,2755 0,2204 0,1653 0,1102 0,551 0,0">
          <text:p/>
        </draw:polyline>
        <draw:polyline draw:style-name="gr2" draw:text-style-name="P2" draw:layer="layout" svg:width="0cm" svg:height="3.305cm" svg:x="6.106cm" svg:y="0.262cm" svg:viewBox="0 0 0 3306" draw:points="0,3306 0,2755 0,2204 0,1653 0,1102 0,551 0,0">
          <text:p/>
        </draw:polyline>
        <draw:polyline draw:style-name="gr2" draw:text-style-name="P2" draw:layer="layout" svg:width="0cm" svg:height="3.305cm" svg:x="6.657cm" svg:y="0.262cm" svg:viewBox="0 0 0 3306" draw:points="0,3306 0,2755 0,2204 0,1653 0,1102 0,551 0,0">
          <text:p/>
        </draw:polyline>
        <draw:polyline draw:style-name="gr2" draw:text-style-name="P2" draw:layer="layout" svg:width="0cm" svg:height="3.305cm" svg:x="7.208cm" svg:y="0.262cm" svg:viewBox="0 0 0 3306" draw:points="0,3306 0,2755 0,2204 0,1653 0,1102 0,551 0,0">
          <text:p/>
        </draw:polyline>
        <draw:line draw:style-name="gr2" draw:text-style-name="P2" draw:layer="layout" svg:x1="7.208cm" svg:y1="0.262cm" svg:x2="8.31cm" svg:y2="0.262cm">
          <text:p/>
        </draw:line>
        <draw:polyline draw:style-name="gr2" draw:text-style-name="P2" draw:layer="layout" svg:width="0cm" svg:height="3.305cm" svg:x="7.759cm" svg:y="0.262cm" svg:viewBox="0 0 0 3306" draw:points="0,3306 0,2755 0,2204 0,1653 0,1102 0,551 0,0">
          <text:p/>
        </draw:polyline>
        <draw:polyline draw:style-name="gr2" draw:text-style-name="P2" draw:layer="layout" svg:width="0cm" svg:height="3.305cm" svg:x="8.31cm" svg:y="0.262cm" svg:viewBox="0 0 0 3306" draw:points="0,3306 0,2755 0,2204 0,1653 0,1102 0,551 0,0">
          <text:p/>
        </draw:polyline>
        <draw:polyline draw:style-name="gr2" draw:text-style-name="P2" draw:layer="layout" svg:width="0cm" svg:height="3.305cm" svg:x="9.367cm" svg:y="0.262cm" svg:viewBox="0 0 0 3306" draw:points="0,3306 0,2755 0,2204 0,1653 0,1102 0,551 0,0">
          <text:p/>
        </draw:polyline>
        <draw:polyline draw:style-name="gr2" draw:text-style-name="P2" draw:layer="layout" svg:width="3.305cm" svg:height="0cm" svg:x="9.367cm" svg:y="0.262cm" svg:viewBox="0 0 3306 0" draw:points="0,0 551,0 1102,0 1653,0 2204,0 2755,0 3306,0">
          <text:p/>
        </draw:polyline>
        <draw:polyline draw:style-name="gr2" draw:text-style-name="P2" draw:layer="layout" svg:width="0cm" svg:height="3.305cm" svg:x="9.918cm" svg:y="0.262cm" svg:viewBox="0 0 0 3306" draw:points="0,3306 0,2755 0,2204 0,1653 0,1102 0,551 0,0">
          <text:p/>
        </draw:polyline>
        <draw:polyline draw:style-name="gr2" draw:text-style-name="P2" draw:layer="layout" svg:width="0cm" svg:height="3.305cm" svg:x="10.469cm" svg:y="0.262cm" svg:viewBox="0 0 0 3306" draw:points="0,3306 0,2755 0,2204 0,1653 0,1102 0,551 0,0">
          <text:p/>
        </draw:polyline>
        <draw:polyline draw:style-name="gr2" draw:text-style-name="P2" draw:layer="layout" svg:width="0cm" svg:height="3.305cm" svg:x="11.02cm" svg:y="0.262cm" svg:viewBox="0 0 0 3306" draw:points="0,3306 0,2755 0,2204 0,1653 0,1102 0,551 0,0">
          <text:p/>
        </draw:polyline>
        <draw:polyline draw:style-name="gr2" draw:text-style-name="P2" draw:layer="layout" svg:width="0cm" svg:height="3.305cm" svg:x="11.571cm" svg:y="0.262cm" svg:viewBox="0 0 0 3306" draw:points="0,3306 0,2755 0,2204 0,1653 0,1102 0,551 0,0">
          <text:p/>
        </draw:polyline>
        <draw:polyline draw:style-name="gr2" draw:text-style-name="P2" draw:layer="layout" svg:width="0cm" svg:height="3.305cm" svg:x="12.122cm" svg:y="0.262cm" svg:viewBox="0 0 0 3306" draw:points="0,3306 0,2755 0,2204 0,1653 0,1102 0,551 0,0">
          <text:p/>
        </draw:polyline>
        <draw:polyline draw:style-name="gr2" draw:text-style-name="P2" draw:layer="layout" svg:width="0cm" svg:height="3.305cm" svg:x="12.673cm" svg:y="0.262cm" svg:viewBox="0 0 0 3306" draw:points="0,3306 0,2755 0,2204 0,1653 0,1102 0,551 0,0">
          <text:p/>
        </draw:polyline>
        <draw:polyline draw:style-name="gr2" draw:text-style-name="P2" draw:layer="layout" svg:width="3.304cm" svg:height="0cm" svg:x="0.641cm" svg:y="0.813cm" svg:viewBox="0 0 3305 0" draw:points="0,0 551,0 1102,0 1653,0 2204,0 2754,0 3305,0">
          <text:p/>
        </draw:polyline>
        <draw:line draw:style-name="gr2" draw:text-style-name="P2" draw:layer="layout" svg:x1="5.004cm" svg:y1="0.813cm" svg:x2="6.106cm" svg:y2="0.813cm">
          <text:p/>
        </draw:line>
        <draw:polyline draw:style-name="gr2" draw:text-style-name="P2" draw:layer="layout" svg:width="3.305cm" svg:height="0cm" svg:x="5.004cm" svg:y="0.813cm" svg:viewBox="0 0 3306 0" draw:points="0,0 551,0 1102,0 1653,0 2204,0 2755,0 3306,0">
          <text:p/>
        </draw:polyline>
        <draw:line draw:style-name="gr2" draw:text-style-name="P2" draw:layer="layout" svg:x1="7.208cm" svg:y1="0.813cm" svg:x2="8.31cm" svg:y2="0.813cm">
          <text:p/>
        </draw:line>
        <draw:polyline draw:style-name="gr2" draw:text-style-name="P2" draw:layer="layout" svg:width="3.305cm" svg:height="0cm" svg:x="9.367cm" svg:y="0.813cm" svg:viewBox="0 0 3306 0" draw:points="0,0 551,0 1102,0 1653,0 2204,0 2755,0 3306,0">
          <text:p/>
        </draw:polyline>
        <draw:polyline draw:style-name="gr2" draw:text-style-name="P2" draw:layer="layout" svg:width="3.304cm" svg:height="0cm" svg:x="0.641cm" svg:y="1.364cm" svg:viewBox="0 0 3305 0" draw:points="0,0 551,0 1102,0 1653,0 2204,0 2754,0 3305,0">
          <text:p/>
        </draw:polyline>
        <draw:line draw:style-name="gr2" draw:text-style-name="P2" draw:layer="layout" svg:x1="5.004cm" svg:y1="1.364cm" svg:x2="6.106cm" svg:y2="1.364cm">
          <text:p/>
        </draw:line>
        <draw:polyline draw:style-name="gr2" draw:text-style-name="P2" draw:layer="layout" svg:width="1.087cm" svg:height="0.22cm" svg:x="6.106cm" svg:y="1.254cm" svg:viewBox="0 0 1088 221" draw:points="0,110 17,99 35,88 53,78 70,67 88,57 105,48 123,39 140,31 158,24 175,17 193,12 210,7 228,4 245,2 263,0 280,0 298,1 316,3 333,6 351,10 368,15 386,21 403,28 421,36 438,44 456,53 474,63 492,73 509,84 527,95 545,106 562,117 580,128 597,138 615,149 632,160 650,170 667,179 685,187 702,195 720,201 737,207 755,212 772,216 790,219 808,221 825,221 843,221 860,219 878,217 895,213 913,209 930,203 948,196 965,189 983,181 1000,172 1018,162 1036,151 1053,141 1071,130 1088,119">
          <text:p/>
        </draw:polyline>
        <draw:line draw:style-name="gr2" draw:text-style-name="P2" draw:layer="layout" svg:x1="7.208cm" svg:y1="1.364cm" svg:x2="8.31cm" svg:y2="1.364cm">
          <text:p/>
        </draw:line>
        <draw:polyline draw:style-name="gr2" draw:text-style-name="P2" draw:layer="layout" svg:width="3.305cm" svg:height="0cm" svg:x="9.367cm" svg:y="1.364cm" svg:viewBox="0 0 3306 0" draw:points="0,0 551,0 1102,0 1653,0 2204,0 2755,0 3306,0">
          <text:p/>
        </draw:polyline>
        <draw:polyline draw:style-name="gr3" draw:text-style-name="P2" draw:layer="layout" svg:width="3.304cm" svg:height="0cm" svg:x="0.641cm" svg:y="1.585cm" svg:viewBox="0 0 3305 0" draw:points="0,0 551,0 1102,0 1653,0 2204,0 2754,0 3305,0">
          <text:p/>
        </draw:polyline>
        <draw:line draw:style-name="gr3" draw:text-style-name="P2" draw:layer="layout" svg:x1="5.004cm" svg:y1="1.585cm" svg:x2="6.106cm" svg:y2="1.585cm">
          <text:p/>
        </draw:line>
        <draw:polyline draw:style-name="gr3" draw:text-style-name="P2" draw:layer="layout" svg:width="1.087cm" svg:height="0.221cm" svg:x="6.106cm" svg:y="1.474cm" svg:viewBox="0 0 1088 222" draw:points="0,111 17,100 35,89 53,78 70,68 88,58 105,48 123,40 140,31 158,24 175,18 193,12 210,8 228,4 245,2 263,1 280,0 298,1 316,3 333,6 351,10 368,15 386,21 403,28 421,36 438,45 456,54 474,63 492,74 509,84 527,95 545,106 562,117 580,128 597,139 615,149 632,160 650,170 667,179 685,187 702,195 720,202 737,208 755,212 772,216 790,219 808,221 825,222 843,221 860,220 878,217 895,214 913,209 930,203 948,197 965,189 983,181 1000,172 1018,163 1036,152 1053,141 1071,131 1088,120">
          <text:p/>
        </draw:polyline>
        <draw:line draw:style-name="gr3" draw:text-style-name="P2" draw:layer="layout" svg:x1="7.208cm" svg:y1="1.585cm" svg:x2="8.31cm" svg:y2="1.585cm">
          <text:p/>
        </draw:line>
        <draw:line draw:style-name="gr3" draw:text-style-name="P2" draw:layer="layout" svg:x1="9.367cm" svg:y1="1.585cm" svg:x2="10.469cm" svg:y2="1.585cm">
          <text:p/>
        </draw:line>
        <draw:polyline draw:style-name="gr3" draw:text-style-name="P2" draw:layer="layout" svg:width="1.087cm" svg:height="0.221cm" svg:x="10.469cm" svg:y="1.474cm" svg:viewBox="0 0 1088 222" draw:points="0,111 18,100 35,89 53,78 70,68 88,58 105,48 123,40 140,31 158,24 175,18 193,12 210,8 228,4 246,2 263,1 281,0 298,1 316,3 333,6 351,10 368,15 386,21 403,28 421,36 438,45 456,54 475,63 492,74 510,84 527,95 545,106 562,117 580,128 597,139 615,149 632,160 650,170 667,179 685,187 702,195 720,202 738,208 755,212 773,216 790,219 808,221 825,222 843,221 860,220 878,217 895,214 913,209 930,203 948,197 966,189 983,181 1001,172 1018,163 1036,152 1053,141 1071,131 1088,120">
          <text:p/>
        </draw:polyline>
        <draw:line draw:style-name="gr3" draw:text-style-name="P2" draw:layer="layout" svg:x1="11.571cm" svg:y1="1.585cm" svg:x2="12.673cm" svg:y2="1.585cm">
          <text:p/>
        </draw:line>
        <draw:polyline draw:style-name="gr3" draw:text-style-name="P2" draw:layer="layout" svg:width="3.304cm" svg:height="0cm" svg:x="0.641cm" svg:y="1.86cm" svg:viewBox="0 0 3305 0" draw:points="0,0 551,0 1102,0 1653,0 2204,0 2754,0 3305,0">
          <text:p/>
        </draw:polyline>
        <draw:line draw:style-name="gr3" draw:text-style-name="P2" draw:layer="layout" svg:x1="5.004cm" svg:y1="1.86cm" svg:x2="6.106cm" svg:y2="1.86cm">
          <text:p/>
        </draw:line>
        <draw:line draw:style-name="gr3" draw:text-style-name="P2" draw:layer="layout" svg:x1="9.367cm" svg:y1="1.86cm" svg:x2="10.469cm" svg:y2="1.86cm">
          <text:p/>
        </draw:line>
        <draw:polyline draw:style-name="gr2" draw:text-style-name="P2" draw:layer="layout" svg:width="3.304cm" svg:height="0cm" svg:x="0.641cm" svg:y="1.915cm" svg:viewBox="0 0 3305 0" draw:points="0,0 551,0 1102,0 1653,0 2204,0 2754,0 3305,0">
          <text:p/>
        </draw:polyline>
        <draw:line draw:style-name="gr2" draw:text-style-name="P2" draw:layer="layout" svg:x1="5.004cm" svg:y1="1.915cm" svg:x2="6.106cm" svg:y2="1.915cm">
          <text:p/>
        </draw:line>
        <draw:polyline draw:style-name="gr3" draw:text-style-name="P2" draw:layer="layout" svg:width="1.087cm" svg:height="0.22cm" svg:x="6.106cm" svg:y="1.75cm" svg:viewBox="0 0 1088 221" draw:points="0,111 17,100 35,88 53,77 70,67 88,57 105,48 123,39 140,31 158,24 175,17 193,12 210,7 228,4 245,1 263,0 280,0 298,1 316,3 333,6 351,10 368,15 386,21 403,28 421,36 438,44 456,53 474,63 492,73 509,84 527,94 545,106 562,117 580,128 597,139 615,150 632,160 650,169 667,178 685,187 702,194 720,201 737,207 755,212 772,216 790,219 808,220 825,221 843,221 860,219 878,217 895,213 913,208 930,203 948,196 965,189 983,181 1000,172 1018,162 1036,152 1053,142 1071,131 1088,120">
          <text:p/>
        </draw:polyline>
        <draw:polyline draw:style-name="gr2" draw:text-style-name="P2" draw:layer="layout" svg:width="1.087cm" svg:height="0.22cm" svg:x="6.106cm" svg:y="1.805cm" svg:viewBox="0 0 1088 221" draw:points="0,111 17,100 35,89 53,79 70,68 88,58 105,49 123,39 140,31 158,24 175,17 193,12 210,7 228,4 245,1 263,0 280,0 298,1 316,3 333,6 351,10 368,15 386,21 403,28 421,36 438,45 456,54 474,64 492,74 509,85 527,96 545,106 562,118 580,128 597,139 615,150 632,160 650,169 667,178 685,187 702,194 720,201 737,207 755,212 772,216 790,219 808,221 825,221 843,221 860,219 878,217 895,213 913,208 930,203 948,196 965,189 983,181 1000,172 1018,162 1036,152 1053,142 1071,131 1088,120">
          <text:p/>
        </draw:polyline>
        <draw:line draw:style-name="gr3" draw:text-style-name="P2" draw:layer="layout" svg:x1="7.208cm" svg:y1="1.86cm" svg:x2="8.31cm" svg:y2="1.86cm">
          <text:p/>
        </draw:line>
        <draw:line draw:style-name="gr2" draw:text-style-name="P2" draw:layer="layout" svg:x1="7.208cm" svg:y1="1.915cm" svg:x2="8.31cm" svg:y2="1.915cm">
          <text:p/>
        </draw:line>
        <draw:polyline draw:style-name="gr2" draw:text-style-name="P2" draw:layer="layout" svg:width="3.305cm" svg:height="0cm" svg:x="9.367cm" svg:y="1.915cm" svg:viewBox="0 0 3306 0" draw:points="0,0 551,0 1102,0 1653,0 2204,0 2755,0 3306,0">
          <text:p/>
        </draw:polyline>
        <draw:polyline draw:style-name="gr3" draw:text-style-name="P2" draw:layer="layout" svg:width="1.087cm" svg:height="0.22cm" svg:x="10.469cm" svg:y="1.75cm" svg:viewBox="0 0 1088 221" draw:points="0,111 18,100 35,88 53,77 70,67 88,57 105,48 123,39 140,31 158,24 175,17 193,12 210,7 228,4 246,1 263,0 281,0 298,1 316,3 333,6 351,10 368,15 386,21 403,28 421,36 438,44 456,53 475,63 492,73 510,84 527,94 545,106 562,117 580,128 597,139 615,150 632,160 650,169 667,178 685,187 702,194 720,201 738,207 755,212 773,216 790,219 808,220 825,221 843,221 860,219 878,217 895,213 913,208 930,203 948,196 966,189 983,181 1001,172 1018,162 1036,152 1053,142 1071,131 1088,120">
          <text:p/>
        </draw:polyline>
        <draw:line draw:style-name="gr3" draw:text-style-name="P2" draw:layer="layout" svg:x1="11.571cm" svg:y1="1.86cm" svg:x2="12.673cm" svg:y2="1.86cm">
          <text:p/>
        </draw:line>
        <draw:polyline draw:style-name="gr3" draw:text-style-name="P2" draw:layer="layout" svg:width="3.304cm" svg:height="0cm" svg:x="0.641cm" svg:y="2.135cm" svg:viewBox="0 0 3305 0" draw:points="0,0 551,0 1102,0 1653,0 2204,0 2754,0 3305,0">
          <text:p/>
        </draw:polyline>
        <draw:line draw:style-name="gr3" draw:text-style-name="P2" draw:layer="layout" svg:x1="5.004cm" svg:y1="2.135cm" svg:x2="6.106cm" svg:y2="2.135cm">
          <text:p/>
        </draw:line>
        <draw:polyline draw:style-name="gr3" draw:text-style-name="P2" draw:layer="layout" svg:width="1.087cm" svg:height="0.221cm" svg:x="6.106cm" svg:y="2.025cm" svg:viewBox="0 0 1088 222" draw:points="0,111 17,100 35,90 53,79 70,69 88,59 105,49 123,39 140,31 158,24 175,18 193,12 210,8 228,4 245,2 263,1 280,0 298,1 316,3 333,6 351,10 368,15 386,21 403,28 421,36 438,45 456,55 474,64 492,75 509,85 527,96 545,107 562,118 580,129 597,140 615,150 632,160 650,170 667,179 685,187 702,195 720,202 737,207 755,212 772,216 790,219 808,221 825,222 843,221 860,220 878,217 895,213 913,209 930,203 948,197 965,189 983,181 1000,172 1018,163 1036,153 1053,142 1071,132 1088,121">
          <text:p/>
        </draw:polyline>
        <draw:line draw:style-name="gr3" draw:text-style-name="P2" draw:layer="layout" svg:x1="7.208cm" svg:y1="2.135cm" svg:x2="8.31cm" svg:y2="2.135cm">
          <text:p/>
        </draw:line>
        <draw:line draw:style-name="gr3" draw:text-style-name="P2" draw:layer="layout" svg:x1="9.367cm" svg:y1="2.135cm" svg:x2="10.469cm" svg:y2="2.135cm">
          <text:p/>
        </draw:line>
        <draw:polygon draw:style-name="gr4" draw:text-style-name="P3" draw:layer="layout" svg:width="1.102cm" svg:height="1.652cm" svg:x="10.469cm" svg:y="1.089cm" svg:viewBox="0 0 1103 1653" draw:points="0,1653 1103,1653 1103,0 0,0">
          <text:p/>
        </draw:polygon>
        <draw:polyline draw:style-name="gr3" draw:text-style-name="P2" draw:layer="layout" svg:width="1.087cm" svg:height="0.221cm" svg:x="10.469cm" svg:y="2.025cm" svg:viewBox="0 0 1088 222" draw:points="0,111 18,100 35,90 53,79 70,69 88,59 105,49 123,39 140,31 158,24 175,18 193,12 210,8 228,4 246,2 263,1 281,0 298,1 316,3 333,6 351,10 368,15 386,21 403,28 421,36 438,45 456,55 475,64 492,75 510,85 527,96 545,107 562,118 580,129 597,140 615,150 632,160 650,170 667,179 685,187 702,195 720,202 738,207 755,212 773,216 790,219 808,221 825,222 843,221 860,220 878,217 895,213 913,209 930,203 948,197 966,189 983,181 1001,172 1018,163 1036,153 1053,142 1071,132 1088,121">
          <text:p/>
        </draw:polyline>
        <draw:line draw:style-name="gr3" draw:text-style-name="P2" draw:layer="layout" svg:x1="11.571cm" svg:y1="2.135cm" svg:x2="12.673cm" svg:y2="2.135cm">
          <text:p/>
        </draw:line>
        <draw:polyline draw:style-name="gr2" draw:text-style-name="P2" draw:layer="layout" svg:width="3.304cm" svg:height="0cm" svg:x="0.641cm" svg:y="2.466cm" svg:viewBox="0 0 3305 0" draw:points="0,0 551,0 1102,0 1653,0 2204,0 2754,0 3305,0">
          <text:p/>
        </draw:polyline>
        <draw:line draw:style-name="gr2" draw:text-style-name="P2" draw:layer="layout" svg:x1="5.004cm" svg:y1="2.466cm" svg:x2="6.106cm" svg:y2="2.466cm">
          <text:p/>
        </draw:line>
        <draw:polyline draw:style-name="gr2" draw:text-style-name="P2" draw:layer="layout" svg:width="1.087cm" svg:height="0.22cm" svg:x="6.106cm" svg:y="2.356cm" svg:viewBox="0 0 1088 221" draw:points="0,110 17,99 35,88 53,77 70,67 88,57 105,48 123,39 140,31 158,24 175,17 193,12 210,7 228,4 245,1 263,0 280,0 298,1 316,3 333,6 351,10 368,15 386,21 403,28 421,36 438,44 456,53 474,63 492,73 509,84 527,94 545,105 562,116 580,127 597,138 615,149 632,160 650,169 667,178 685,187 702,194 720,201 737,207 755,212 772,216 790,219 808,220 825,221 843,221 860,219 878,217 895,213 913,208 930,203 948,196 965,189 983,181 1000,172 1018,162 1036,151 1053,141 1071,130 1088,119">
          <text:p/>
        </draw:polyline>
        <draw:line draw:style-name="gr2" draw:text-style-name="P2" draw:layer="layout" svg:x1="7.208cm" svg:y1="2.466cm" svg:x2="8.31cm" svg:y2="2.466cm">
          <text:p/>
        </draw:line>
        <draw:polyline draw:style-name="gr2" draw:text-style-name="P2" draw:layer="layout" svg:width="3.305cm" svg:height="0cm" svg:x="9.367cm" svg:y="2.466cm" svg:viewBox="0 0 3306 0" draw:points="0,0 551,0 1102,0 1653,0 2204,0 2755,0 3306,0">
          <text:p/>
        </draw:polyline>
        <draw:polyline draw:style-name="gr2" draw:text-style-name="P2" draw:layer="layout" svg:width="3.304cm" svg:height="0cm" svg:x="0.641cm" svg:y="3.017cm" svg:viewBox="0 0 3305 0" draw:points="0,0 551,0 1102,0 1653,0 2204,0 2754,0 3305,0">
          <text:p/>
        </draw:polyline>
        <draw:line draw:style-name="gr2" draw:text-style-name="P2" draw:layer="layout" svg:x1="5.004cm" svg:y1="3.017cm" svg:x2="6.106cm" svg:y2="3.017cm">
          <text:p/>
        </draw:line>
        <draw:polyline draw:style-name="gr2" draw:text-style-name="P2" draw:layer="layout" svg:width="3.305cm" svg:height="0cm" svg:x="5.004cm" svg:y="3.017cm" svg:viewBox="0 0 3306 0" draw:points="0,0 551,0 1102,0 1653,0 2204,0 2755,0 3306,0">
          <text:p/>
        </draw:polyline>
        <draw:line draw:style-name="gr2" draw:text-style-name="P2" draw:layer="layout" svg:x1="7.208cm" svg:y1="3.017cm" svg:x2="8.31cm" svg:y2="3.017cm">
          <text:p/>
        </draw:line>
        <draw:polyline draw:style-name="gr2" draw:text-style-name="P2" draw:layer="layout" svg:width="3.305cm" svg:height="0cm" svg:x="9.367cm" svg:y="3.017cm" svg:viewBox="0 0 3306 0" draw:points="0,0 551,0 1102,0 1653,0 2204,0 2755,0 3306,0">
          <text:p/>
        </draw:polyline>
        <draw:polyline draw:style-name="gr2" draw:text-style-name="P2" draw:layer="layout" svg:width="3.304cm" svg:height="0cm" svg:x="0.641cm" svg:y="3.568cm" svg:viewBox="0 0 3305 0" draw:points="0,0 551,0 1102,0 1653,0 2204,0 2754,0 3305,0">
          <text:p/>
        </draw:polyline>
        <draw:line draw:style-name="gr2" draw:text-style-name="P2" draw:layer="layout" svg:x1="5.004cm" svg:y1="3.568cm" svg:x2="6.106cm" svg:y2="3.568cm">
          <text:p/>
        </draw:line>
        <draw:polyline draw:style-name="gr2" draw:text-style-name="P2" draw:layer="layout" svg:width="3.305cm" svg:height="0cm" svg:x="5.004cm" svg:y="3.568cm" svg:viewBox="0 0 3306 0" draw:points="0,0 551,0 1102,0 1653,0 2204,0 2755,0 3306,0">
          <text:p/>
        </draw:polyline>
        <draw:line draw:style-name="gr2" draw:text-style-name="P2" draw:layer="layout" svg:x1="7.208cm" svg:y1="3.568cm" svg:x2="8.31cm" svg:y2="3.568cm">
          <text:p/>
        </draw:line>
        <draw:polyline draw:style-name="gr2" draw:text-style-name="P2" draw:layer="layout" svg:width="3.305cm" svg:height="0cm" svg:x="9.367cm" svg:y="3.568cm" svg:viewBox="0 0 3306 0" draw:points="0,0 551,0 1102,0 1653,0 2204,0 2755,0 3306,0">
          <text:p/>
        </draw:polyline>
        <draw:frame draw:style-name="gr5" draw:text-style-name="P5" draw:layer="layout" svg:width="13.75cm" svg:height="0.937cm" svg:x="-0.663cm" svg:y="0.168cm">
          <draw:text-box>
            <text:p text:style-name="P4"><text:s text:c="5"/>a) <text:s text:c="27"/>b) <text:s text:c="27"/>c)</text:p>
          </draw:text-box>
        </draw:frame>
        <draw:frame draw:style-name="gr6" draw:text-style-name="P6" draw:layer="layout" svg:width="0.75cm" svg:height="1cm" svg:x="4.299cm" svg:y="1.549cm">
          <draw:text-box>
            <text:p text:style-name="P4"><text:span text:style-name="T1">A</text:span></text:p>
          </draw:text-box>
        </draw:frame>
        <draw:custom-shape draw:style-name="gr7" draw:text-style-name="P7" draw:layer="layout" svg:width="0.75cm" svg:height="0.25cm" svg:x="4.099cm" svg:y="2.1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8" draw:layer="layout" svg:width="12.135cm" svg:height="1.25cm" svg:x="0.6cm" svg:y="3.699cm">
          <draw:text-box>
            <text:p text:style-name="P4"/>
          </draw:text-box>
        </draw:frame>
        <draw:frame draw:style-name="gr9" draw:text-style-name="P8" draw:layer="layout" svg:width="12.75cm" svg:height="1.882cm" svg:x="0.6cm" svg:y="3.949cm">
          <draw:text-box>
            <text:p text:style-name="P4"><text:s text:c="6"/>(x, y, z)<text:tab/> <text:s text:c="8"/>(x’, y’, z’) <text:s text:c="15"/>(x, y, z)</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2" draw:display-name="Arrowheads 2"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ja" style:country-asian="JP" style:font-name-complex="Noto Sans1" style:font-size-complex="24pt" style:language-complex="hi" style:country-complex="IN"/>
    </style:default-style>
    <style:style style:name="standard" style:family="graphic">
      <style:graphic-properties draw:stroke-dash="Dash_20_Dot_20_4"/>
      <style:text-properties fo:font-size="16pt"/>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13.04cm" fo:page-height="4.7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2-04-26T10:37:57.959925642</dc:date>
    <meta:editing-duration>PT25M48S</meta:editing-duration>
    <meta:editing-cycles>5</meta:editing-cycles>
    <meta:generator>LibreOffice/7.3.0.3$Linux_X86_64 LibreOffice_project/30$Build-3</meta:generator>
    <meta:document-statistic meta:object-count="84"/>
  </office:meta>
</office:document-meta>
</file>